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break-before="page"/>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15.921cm" style:type="right"/>
        </style:tab-stops>
      </style:paragraph-properties>
    </style:style>
    <style:style style:name="P4" style:family="paragraph" style:parent-style-name="Standard">
      <style:paragraph-properties fo:line-height="100%"/>
      <style:text-properties style:font-name="Ubuntu" officeooo:rsid="000168d6" officeooo:paragraph-rsid="00054fca"/>
    </style:style>
    <style:style style:name="P5" style:family="paragraph" style:parent-style-name="Standard">
      <style:paragraph-properties fo:line-height="100%"/>
      <style:text-properties style:font-name="Ubuntu" officeooo:rsid="00054fca" officeooo:paragraph-rsid="00054fca"/>
    </style:style>
    <style:style style:name="P6" style:family="paragraph" style:parent-style-name="Standard">
      <style:paragraph-properties fo:line-height="100%"/>
      <style:text-properties style:font-name="Ubuntu" officeooo:rsid="00054fca" officeooo:paragraph-rsid="00063ade"/>
    </style:style>
    <style:style style:name="P7" style:family="paragraph" style:parent-style-name="Standard">
      <style:paragraph-properties fo:line-height="100%"/>
      <style:text-properties style:font-name="Ubuntu" officeooo:rsid="00054fca" officeooo:paragraph-rsid="000e76d5"/>
    </style:style>
    <style:style style:name="P8" style:family="paragraph" style:parent-style-name="Standard">
      <style:paragraph-properties fo:line-height="100%"/>
      <style:text-properties style:font-name="Ubuntu" officeooo:rsid="00042f65" officeooo:paragraph-rsid="00054fca"/>
    </style:style>
    <style:style style:name="P9" style:family="paragraph" style:parent-style-name="Standard">
      <style:paragraph-properties fo:line-height="100%"/>
      <style:text-properties style:font-name="Ubuntu" officeooo:rsid="00042f65" officeooo:paragraph-rsid="0007da6e"/>
    </style:style>
    <style:style style:name="P10" style:family="paragraph" style:parent-style-name="Standard">
      <style:paragraph-properties fo:line-height="100%"/>
      <style:text-properties style:font-name="Ubuntu" officeooo:rsid="00042f65" officeooo:paragraph-rsid="000b2f28"/>
    </style:style>
    <style:style style:name="P11" style:family="paragraph" style:parent-style-name="Standard">
      <style:paragraph-properties fo:line-height="100%"/>
      <style:text-properties style:font-name="Ubuntu" officeooo:rsid="0007da6e" officeooo:paragraph-rsid="000e76d5"/>
    </style:style>
    <style:style style:name="P12" style:family="paragraph" style:parent-style-name="Standard">
      <style:paragraph-properties fo:line-height="100%"/>
      <style:text-properties style:font-name="Ubuntu" officeooo:rsid="000b2f28" officeooo:paragraph-rsid="000b2f28"/>
    </style:style>
    <style:style style:name="P13" style:family="paragraph" style:parent-style-name="Standard">
      <style:paragraph-properties fo:line-height="100%"/>
      <style:text-properties style:font-name="Ubuntu" officeooo:rsid="000e76d5" officeooo:paragraph-rsid="000e76d5"/>
    </style:style>
    <style:style style:name="P14" style:family="paragraph" style:parent-style-name="Standard">
      <style:paragraph-properties fo:line-height="100%"/>
      <style:text-properties style:font-name="Ubuntu" officeooo:rsid="000e76d5" officeooo:paragraph-rsid="000ecc99"/>
    </style:style>
    <style:style style:name="P15" style:family="paragraph" style:parent-style-name="Standard">
      <style:paragraph-properties fo:line-height="100%"/>
      <style:text-properties style:font-name="Ubuntu" officeooo:rsid="00107fa6" officeooo:paragraph-rsid="00107fa6"/>
    </style:style>
    <style:style style:name="P16" style:family="paragraph" style:parent-style-name="Standard">
      <style:paragraph-properties fo:line-height="100%"/>
      <style:text-properties style:font-name="Ubuntu" officeooo:rsid="00126abd" officeooo:paragraph-rsid="00126abd"/>
    </style:style>
    <style:style style:name="P17" style:family="paragraph" style:parent-style-name="Standard">
      <style:paragraph-properties fo:line-height="100%"/>
      <style:text-properties style:font-name="Ubuntu" officeooo:rsid="0014449c" officeooo:paragraph-rsid="0014449c"/>
    </style:style>
    <style:style style:name="P18" style:family="paragraph" style:parent-style-name="Standard">
      <style:paragraph-properties fo:line-height="100%"/>
      <style:text-properties style:font-name="Ubuntu" officeooo:rsid="0014449c" officeooo:paragraph-rsid="00160724"/>
    </style:style>
    <style:style style:name="P19" style:family="paragraph" style:parent-style-name="Standard">
      <style:paragraph-properties fo:line-height="100%"/>
      <style:text-properties style:font-name="Ubuntu" officeooo:rsid="0016ad76" officeooo:paragraph-rsid="0016ad76"/>
    </style:style>
    <style:style style:name="P20" style:family="paragraph" style:parent-style-name="Standard" style:master-page-name="Standard">
      <style:paragraph-properties fo:line-height="100%" style:page-number="auto"/>
      <style:text-properties style:font-name="Ubuntu" officeooo:rsid="000168d6" officeooo:paragraph-rsid="00054fca"/>
    </style:style>
    <style:style style:name="P21" style:family="paragraph" style:parent-style-name="Standard">
      <style:paragraph-properties fo:line-height="100%"/>
      <style:text-properties style:font-name="Ubuntu" officeooo:rsid="00160724" officeooo:paragraph-rsid="00160724"/>
    </style:style>
    <style:style style:name="P22" style:family="paragraph" style:parent-style-name="Standard">
      <style:paragraph-properties fo:line-height="100%"/>
      <style:text-properties style:font-name="Ubuntu" officeooo:rsid="0014449c" officeooo:paragraph-rsid="0014449c"/>
    </style:style>
    <style:style style:name="P23" style:family="paragraph" style:parent-style-name="Standard">
      <style:paragraph-properties fo:line-height="100%"/>
      <style:text-properties style:font-name="Ubuntu" officeooo:rsid="0014449c" officeooo:paragraph-rsid="00184c90"/>
    </style:style>
    <style:style style:name="P24" style:family="paragraph" style:parent-style-name="Standard">
      <style:paragraph-properties fo:line-height="100%"/>
      <style:text-properties style:font-name="Ubuntu" officeooo:rsid="0014449c" officeooo:paragraph-rsid="001a78ad"/>
    </style:style>
    <style:style style:name="P25" style:family="paragraph" style:parent-style-name="Standard">
      <style:paragraph-properties fo:line-height="100%"/>
      <style:text-properties style:font-name="Ubuntu" officeooo:rsid="00184c90" officeooo:paragraph-rsid="00184c90"/>
    </style:style>
    <style:style style:name="P26" style:family="paragraph" style:parent-style-name="Standard">
      <style:paragraph-properties fo:line-height="100%"/>
      <style:text-properties style:font-name="Ubuntu" officeooo:rsid="0016ad76" officeooo:paragraph-rsid="0016ad76"/>
    </style:style>
    <style:style style:name="P27" style:family="paragraph" style:parent-style-name="Standard">
      <style:paragraph-properties fo:margin-top="0cm" fo:margin-bottom="0.28cm" style:contextual-spacing="true"/>
      <style:text-properties officeooo:rsid="00042f65" officeooo:paragraph-rsid="00042f65"/>
    </style:style>
    <style:style style:name="P28" style:family="paragraph" style:parent-style-name="Standard">
      <style:paragraph-properties fo:margin-top="0cm" fo:margin-bottom="0.28cm" style:contextual-spacing="true"/>
      <style:text-properties officeooo:rsid="001c4878" officeooo:paragraph-rsid="001c4878"/>
    </style:style>
    <style:style style:name="P29" style:family="paragraph">
      <style:paragraph-properties fo:text-align="center"/>
    </style:style>
    <style:style style:name="T1" style:family="text">
      <style:text-properties officeooo:rsid="00054fca"/>
    </style:style>
    <style:style style:name="T2" style:family="text">
      <style:text-properties officeooo:rsid="000168d6"/>
    </style:style>
    <style:style style:name="T3" style:family="text">
      <style:text-properties style:font-name="Calibri Light"/>
    </style:style>
    <style:style style:name="T4" style:family="text">
      <style:text-properties style:font-name="Calibri Light" style:font-name-asian="PMingLiU" style:language-asian="zh" style:country-asian="HK"/>
    </style:style>
    <style:style style:name="T5" style:family="text">
      <style:text-properties style:font-name="Calibri Light" fo:font-weight="bold" style:font-weight-asian="bold" style:font-weight-complex="bold"/>
    </style:style>
    <style:style style:name="T6" style:family="text">
      <style:text-properties style:font-name="Calibri Light" style:font-name-complex="Arial"/>
    </style:style>
    <style:style style:name="T7" style:family="text">
      <style:text-properties style:font-name="Calibri Light" officeooo:rsid="000168d6" style:font-name-complex="Arial"/>
    </style:style>
    <style:style style:name="T8" style:family="text">
      <style:text-properties officeooo:rsid="00029b56"/>
    </style:style>
    <style:style style:name="T9" style:family="text">
      <style:text-properties officeooo:rsid="0007da6e"/>
    </style:style>
    <style:style style:name="T10" style:family="text">
      <style:text-properties officeooo:rsid="00086bc6"/>
    </style:style>
    <style:style style:name="T11" style:family="text">
      <style:text-properties officeooo:rsid="000b2f28"/>
    </style:style>
    <style:style style:name="T12" style:family="text">
      <style:text-properties officeooo:rsid="000e76d5"/>
    </style:style>
    <style:style style:name="T13" style:family="text">
      <style:text-properties officeooo:rsid="000ecc99"/>
    </style:style>
    <style:style style:name="T14" style:family="text">
      <style:text-properties officeooo:rsid="000ef5c5"/>
    </style:style>
    <style:style style:name="T15" style:family="text">
      <style:text-properties officeooo:rsid="00126abd"/>
    </style:style>
    <style:style style:name="T16" style:family="text">
      <style:text-properties officeooo:rsid="0014159c"/>
    </style:style>
    <style:style style:name="T17" style:family="text">
      <style:text-properties officeooo:rsid="0015f84c"/>
    </style:style>
    <style:style style:name="T18" style:family="text">
      <style:text-properties officeooo:rsid="00160724"/>
    </style:style>
    <style:style style:name="T19" style:family="text">
      <style:text-properties officeooo:rsid="00184c90"/>
    </style:style>
    <style:style style:name="T20" style:family="text">
      <style:text-properties officeooo:rsid="001a1da5"/>
    </style:style>
    <style:style style:name="T21" style:family="text">
      <style:text-properties officeooo:rsid="001a78ad"/>
    </style:style>
    <style:style style:name="T22" style:family="text">
      <style:text-properties fo:font-weight="bold"/>
    </style:style>
    <style:style style:name="T23" style:family="text">
      <style:text-properties fo:color="#ffff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8cm" fo:margin-right="0.318cm" fo:margin-top="0cm" fo:margin-bottom="0cm" style:run-through="background" style:wrap="run-through" style:number-wrapped-paragraphs="no-limit" style:vertical-pos="middle" style:vertical-rel="page" style:horizontal-pos="center" style:horizontal-rel="page" draw:wrap-influence-on-position="once-concurrent" style:flow-with-text="false"/>
    </style:style>
    <style:style style:name="gr2" style:family="graphic">
      <style:graphic-properties draw:stroke="none" svg:stroke-width="0cm" draw:fill="solid" draw:fill-color="#5b9bd5" draw:textarea-horizontal-align="center" draw:textarea-vertical-align="middle" style:run-through="background"/>
    </style:style>
    <style:style style:name="gr3" style:family="graphic">
      <style:graphic-properties draw:stroke="none" svg:stroke-width="0cm" draw:fill="solid" draw:fill-color="#ed7d31" draw:textarea-horizontal-align="center" draw:textarea-vertical-align="bottom" fo:padding-top="0.508cm" fo:padding-bottom="1.27cm" fo:padding-left="1.27cm" fo:padding-right="1.27cm" style:run-through="background"/>
    </style:style>
    <style:style style:name="gr4" style:family="graphic">
      <style:graphic-properties draw:stroke="none" svg:stroke-width="0cm" draw:fill="none" draw:textarea-vertical-align="middle" fo:min-height="20.038cm" fo:min-width="19.036cm" fo:padding-top="1.27cm" fo:padding-bottom="1.27cm" fo:padding-left="1.27cm" fo:padding-right="1.27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ublic class UserInfo {</text:p>
      <text:p text:style-name="P4"><text:tab/>private String email, name, phoneNumber;</text:p>
      <text:p text:style-name="P4"><text:tab/>private final Date timeStamp;</text:p>
      <text:p text:style-name="P4"><text:tab/>private final Location location;<text:tab/></text:p>
      <text:p text:style-name="P4"/>
      <text:p text:style-name="P4"><text:tab/>/**</text:p>
      <text:p text:style-name="P4"><text:tab/>* <text:span text:style-name="T8">Constructor for the users information with all the tributes initialised</text:span></text:p>
      <text:p text:style-name="P4"><text:tab/>* <text:span text:style-name="T8">@param n name of the user</text:span></text:p>
      <text:p text:style-name="P4"><text:tab/>* <text:span text:style-name="T8">@param e email of the user</text:span></text:p>
      <text:p text:style-name="P4"><text:tab/>* <text:span text:style-name="T8">@param pm phone number of the user</text:span></text:p>
      <text:p text:style-name="P4"><text:tab/>*/</text:p>
      <text:p text:style-name="P4"><text:tab/>public UserInfo( String n, String e, String pn);</text:p>
      <text:p text:style-name="P8"><text:tab/></text:p>
      <text:p text:style-name="P8"/>
      <text:p text:style-name="P8"><text:tab/>/**</text:p>
      <text:p text:style-name="P8"><text:tab/>* <text:span text:style-name="T9">The following getters and setters methods will be used to set variables to the <text:tab/> <text:s text:c="5"/><text:tab/>* users inputs for the fields. The getters methods will then be called when sending <text:tab/>* off the recording session to be used as a label for it</text:span></text:p>
      <text:p text:style-name="P8"><text:tab/>*/</text:p>
      <text:p text:style-name="P8"><text:tab/><text:span text:style-name="T9">public void setName(String userName);</text:span></text:p>
      <text:p text:style-name="P8"><text:tab/></text:p>
      <text:p text:style-name="P8"><text:tab/><text:span text:style-name="T9">public String getName();</text:span></text:p>
      <text:p text:style-name="P8"><text:tab/></text:p>
      <text:p text:style-name="P9"><text:tab/><text:span text:style-name="T9">public void setEmail(String userEmail);</text:span></text:p>
      <text:p text:style-name="P9"><text:tab/></text:p>
      <text:p text:style-name="P9"><text:tab/><text:span text:style-name="T9">public String getEmail();</text:span></text:p>
      <text:p text:style-name="P9"/>
      <text:p text:style-name="P9"><text:tab/><text:span text:style-name="T9">public void setPhoneNumber(String userEmail);</text:span></text:p>
      <text:p text:style-name="P9"><text:tab/></text:p>
      <text:p text:style-name="P9"><text:tab/><text:span text:style-name="T9">public String getPhoneNumber();</text:span></text:p>
      <text:p text:style-name="P9"><text:tab/></text:p>
      <text:p text:style-name="P9"><text:tab/>/**</text:p>
      <text:p text:style-name="P9"><text:tab/>* <text:span text:style-name="T11">This method will take a parameter for wether or not the phone has a gps signal</text:span></text:p>
      <text:p text:style-name="P10"><text:tab/>* <text:span text:style-name="T11">and then depending on the answer will get the users location either by their input <text:tab/>* or through the GPS</text:span></text:p>
      <text:p text:style-name="P12"><text:tab/>*/<text:tab/></text:p>
      <text:p text:style-name="P9"><text:tab/><text:span text:style-name="T10">public void gpsConnection(boolean gpson);</text:span></text:p>
      <text:p text:style-name="P9"><text:tab/></text:p>
      <text:p text:style-name="P9"><text:tab/>/**<text:tab/></text:p>
      <text:p text:style-name="P9"><text:tab/>* <text:span text:style-name="T11">This method will return a string containing all of the variables set in this class <text:tab/> <text:tab/>*aswell as the location of the user. It will then be called from class sending to the <text:tab/>* database to add the information to the records.</text:span></text:p>
      <text:p text:style-name="P9"><text:tab/>*/</text:p>
      <text:p text:style-name="P9"><text:tab/><text:span text:style-name="T11">public String toString();</text:span></text:p>
      <text:p text:style-name="P8"/>
      <text:p text:style-name="P5">}</text:p>
      <text:p text:style-name="P5"/>
      <text:p text:style-name="P5"/>
      <text:p text:style-name="P12">This class will be used primarily for the app page that asks for the users information. When the user inputs them the setters methods will set the corresponding variable to the user input which can then be accessed through the getter methods from other classes.</text:p>
      <text:p text:style-name="P6"/>
      <text:p text:style-name="P6"/>
      <text:p text:style-name="P6"/>
      <text:p text:style-name="P13"/>
      <text:p text:style-name="P13"><text:soft-page-break/>public class addRecord {</text:p>
      <text:p text:style-name="P13"><text:tab/>private String species, daforScale, typicalLocation, additionalInfo;</text:p>
      <text:p text:style-name="P13"/>
      <text:p text:style-name="P13"><text:tab/>/**</text:p>
      <text:p text:style-name="P13"><text:tab/>* <text:span text:style-name="T13">The constructor for this class</text:span></text:p>
      <text:p text:style-name="P13"><text:tab/>*/</text:p>
      <text:p text:style-name="P13"><text:tab/>public addRecord(String s, String ds, String tl, String ai);</text:p>
      <text:p text:style-name="P13"/>
      <text:p text:style-name="P14"><text:tab/>/** </text:p>
      <text:p text:style-name="P14"><text:tab/>* <text:span text:style-name="T13">Getter and setter methods for all the variables the user gives from the</text:span></text:p>
      <text:p text:style-name="P14"><text:tab/>* <text:span text:style-name="T13">add record page on the app</text:span></text:p>
      <text:p text:style-name="P14"><text:tab/>*/</text:p>
      <text:p text:style-name="P13"><text:tab/>public void setSpecies(String speciesName);</text:p>
      <text:p text:style-name="P13"/>
      <text:p text:style-name="P13"><text:tab/>public void getSpecies();</text:p>
      <text:p text:style-name="P13"><text:tab/></text:p>
      <text:p text:style-name="P13"><text:tab/>public void setdaforScale(String speciesName);</text:p>
      <text:p text:style-name="P13"/>
      <text:p text:style-name="P13"><text:tab/>public void getDaforScale();</text:p>
      <text:p text:style-name="P13"><text:tab/></text:p>
      <text:p text:style-name="P11"><text:tab/><text:span text:style-name="T12">public void setTypicalLocation(String speciesName);</text:span></text:p>
      <text:p text:style-name="P13"/>
      <text:p text:style-name="P13"><text:tab/>public void getTypicalLocation();</text:p>
      <text:p text:style-name="P13"><text:tab/></text:p>
      <text:p text:style-name="P7"><text:tab/><text:span text:style-name="T12">public void setAdditionalInfo(String speciesName);</text:span></text:p>
      <text:p text:style-name="P13"/>
      <text:p text:style-name="P13"><text:tab/>public void getAdditionlInfo();</text:p>
      <text:p text:style-name="P13"><text:tab/></text:p>
      <text:p text:style-name="P13"><text:tab/>/**</text:p>
      <text:p text:style-name="P13"><text:tab/>* <text:span text:style-name="T14">Get the desired photo of the species and add it to the record</text:span></text:p>
      <text:p text:style-name="P13"><text:tab/>*/</text:p>
      <text:p text:style-name="P13"><text:tab/><text:span text:style-name="T14">public void getSpeciesPhoto(File pic);</text:span></text:p>
      <text:p text:style-name="P13"><text:tab/></text:p>
      <text:p text:style-name="P13"><text:tab/>/**</text:p>
      <text:p text:style-name="P13"><text:tab/>* <text:span text:style-name="T14">Get desired photo of location and add it to the record</text:span></text:p>
      <text:p text:style-name="P13"><text:tab/>*/</text:p>
      <text:p text:style-name="P13"><text:tab/><text:span text:style-name="T14">public void getLocationPhoto(File pic);</text:span></text:p>
      <text:p text:style-name="P13"><text:tab/></text:p>
      <text:p text:style-name="P13"><text:tab/>/**</text:p>
      <text:p text:style-name="P13"><text:tab/>*<text:span text:style-name="T16">This method will return a string containing all of the variables in this class to be <text:tab/>* used when sending the record off to the database.</text:span></text:p>
      <text:p text:style-name="P13"><text:tab/>*/</text:p>
      <text:p text:style-name="P13"><text:tab/><text:span text:style-name="T15">public String toString();</text:span></text:p>
      <text:p text:style-name="P15">}</text:p>
      <text:p text:style-name="P15"/>
      <text:p text:style-name="P16">This class will primarily be used for the app page where the user inputs their record for a species. It will use other classes to get the pictures needed.</text:p>
      <text:p text:style-name="P16"/>
      <text:p text:style-name="P16"/>
      <text:p text:style-name="P16"/>
      <text:p text:style-name="P13"><text:tab/></text:p>
      <text:p text:style-name="P6"/>
      <text:p text:style-name="P5"><text:tab/></text:p>
      <text:p text:style-name="P5"><text:tab/></text:p>
      <text:p text:style-name="P8"><text:tab/></text:p>
      <text:p text:style-name="P17"><text:soft-page-break/>public class submitRecord {<text:tab/></text:p>
      <text:p text:style-name="P17"/>
      <text:p text:style-name="P17"><text:tab/>/**</text:p>
      <text:p text:style-name="P17"><text:tab/>* <text:span text:style-name="T17">This method sends the completed record to the database</text:span></text:p>
      <text:p text:style-name="P17"><text:tab/>* <text:span text:style-name="T18">The record will be sent as a Json</text:span></text:p>
      <text:p text:style-name="P17"><text:tab/>*/</text:p>
      <text:p text:style-name="P17"><text:tab/><text:span text:style-name="T17">public void sendtoDatabase(ArrayList record);</text:span></text:p>
      <text:p text:style-name="P17"/>
      <text:p text:style-name="P18"><text:tab/>/**</text:p>
      <text:p text:style-name="P18"><text:tab/>* <text:span text:style-name="T18">This method will try and connect to the database and if it gets a response will</text:span></text:p>
      <text:p text:style-name="P21"><text:tab/>* return true and will start the sending method</text:p>
      <text:p text:style-name="P18"><text:tab/>*/</text:p>
      <text:p text:style-name="P18"><text:span text:style-name="T18"><text:tab/>public boolean connectToDatabase();</text:span><text:tab/></text:p>
      <text:p text:style-name="P17"/>
      <text:p text:style-name="P17">}</text:p>
      <text:p text:style-name="P17"/>
      <text:p text:style-name="P19">This class will be used to commincate with the server and to send to the database the records. The method connectToDatabase may be better served as a void instead but for now I left it as a boolean.</text:p>
      <text:p text:style-name="P17"/>
      <text:p text:style-name="P17"/>
      <text:p text:style-name="P17">public class GetLocation <text:span text:style-name="T19">implements LocationListener </text:span>{</text:p>
      <text:p text:style-name="P17"/>
      <text:p text:style-name="P23"><text:tab/>//<text:span text:style-name="T19">GPS status</text:span><text:tab/></text:p>
      <text:p text:style-name="P23"><text:span text:style-name="T19"><text:tab/>public boolean isGPSEnabled = false;</text:span></text:p>
      <text:p text:style-name="P17"/>
      <text:p text:style-name="P23"><text:tab/>//<text:span text:style-name="T19">network status</text:span></text:p>
      <text:p text:style-name="P23"><text:span text:style-name="T19"><text:tab/>public boolean isNetworkEnabled = false;</text:span></text:p>
      <text:p text:style-name="P23"/>
      <text:p text:style-name="P23"><text:tab/>//<text:span text:style-name="T19">final check for GPS</text:span></text:p>
      <text:p text:style-name="P23"><text:span text:style-name="T19"><text:tab/>public boolean canGetLocation = false;</text:span><text:tab/><text:tab/></text:p>
      <text:p text:style-name="P17"/>
      <text:p text:style-name="P17"/>
      <text:p text:style-name="P17"><text:tab/>//<text:span text:style-name="T19">Attempts to get the users location</text:span></text:p>
      <text:p text:style-name="P23"><text:tab/><text:span text:style-name="T19">public Location getLocation();</text:span><text:tab/></text:p>
      <text:p text:style-name="P23"/>
      <text:p text:style-name="P25"><text:tab/>//Stop using the GPS</text:p>
      <text:p text:style-name="P25"><text:tab/>public void stopUsingGPS();</text:p>
      <text:p text:style-name="P17"><text:tab/></text:p>
      <text:p text:style-name="P17"><text:tab/>//<text:span text:style-name="T19">function to get latitude</text:span></text:p>
      <text:p text:style-name="P17"><text:tab/><text:span text:style-name="T19">public double getLatitude();</text:span></text:p>
      <text:p text:style-name="P17"><text:tab/></text:p>
      <text:p text:style-name="P17"><text:tab/>//<text:span text:style-name="T19">function to get longitude</text:span></text:p>
      <text:p text:style-name="P17"><text:tab/><text:span text:style-name="T19">public double longitude</text:span></text:p>
      <text:p text:style-name="P17"/>
      <text:p text:style-name="P23"><text:tab/><text:span text:style-name="T19">public boolean canGetLocation();</text:span></text:p>
      <text:p text:style-name="P23"><text:tab/></text:p>
      <text:p text:style-name="P17">}</text:p>
      <text:p text:style-name="P17"/>
      <text:p text:style-name="P19">This class will use the phone gps to return the coordinates of the user so that they dont have to input it themselves.</text:p>
      <text:p text:style-name="P19"/>
      <text:p text:style-name="P19"/>
      <text:p text:style-name="P19"/>
      <text:p text:style-name="P17"/>
      <text:p text:style-name="P17"><text:soft-page-break/>public class GetPhoto <text:span text:style-name="T20">extends Activity</text:span> {</text:p>
      <text:p text:style-name="P17"><text:tab/><text:span text:style-name="T20">private String selectedImagePath;</text:span></text:p>
      <text:p text:style-name="P17"><text:tab/></text:p>
      <text:p text:style-name="P17"><text:tab/>//<text:span text:style-name="T20">Choose the picture from the gallery</text:span></text:p>
      <text:p text:style-name="P17"><text:tab/><text:span text:style-name="T20">public void onCreate(Bundle savedInstanceState);</text:span></text:p>
      <text:p text:style-name="P17"><text:tab/></text:p>
      <text:p text:style-name="P17"><text:tab/>//<text:span text:style-name="T20">gets the path for the image</text:span><text:tab/></text:p>
      <text:p text:style-name="P17"><text:tab/><text:span text:style-name="T20">public void onActivityResult(int requestCode, int resultCode, Intent data);</text:span></text:p>
      <text:p text:style-name="P17"/>
      <text:p text:style-name="P17"><text:tab/>//<text:span text:style-name="T20">helps retrieve the path of the image URI</text:span></text:p>
      <text:p text:style-name="P17"><text:tab/><text:span text:style-name="T20">public String getPath(Uri uri);</text:span></text:p>
      <text:p text:style-name="P17"><text:tab/></text:p>
      <text:p text:style-name="P17"/>
      <text:p text:style-name="P17">}</text:p>
      <text:p text:style-name="P8"><text:tab/></text:p>
      <text:p text:style-name="P19">This class will be used to access the gallery so that the users can select a picture for the record. </text:p>
      <text:p text:style-name="P19"/>
      <text:p text:style-name="P24">public class <text:span text:style-name="T21">Take</text:span>Photo <text:span text:style-name="T20">extends Activity</text:span> {</text:p>
      <text:p text:style-name="P24"><text:tab/><text:span text:style-name="T20">private String selectedImagePath;</text:span></text:p>
      <text:p text:style-name="P24"><text:tab/></text:p>
      <text:p text:style-name="P24"><text:tab/>//<text:span text:style-name="T21">Called when activity started, takes pictures and stores them</text:span></text:p>
      <text:p text:style-name="P24"><text:tab/><text:span text:style-name="T20">public void onCreate(Bundle savedInstanceState);</text:span></text:p>
      <text:p text:style-name="P24"><text:tab/></text:p>
      <text:p text:style-name="P24"><text:tab/>//<text:span text:style-name="T20">gets the path for the image</text:span><text:tab/></text:p>
      <text:p text:style-name="P24"><text:tab/><text:span text:style-name="T20">public void onActivityResult(int requestCode, int resultCode, Intent data);</text:span></text:p>
      <text:p text:style-name="P24"/>
      <text:p text:style-name="P24">}<draw:g text:anchor-type="char" draw:z-index="0" draw:name="Group 119" draw:style-name="gr1"><draw:rect draw:name="Rectangle 120" draw:style-name="gr2" draw:text-style-name="P29" svg:width="19.037cm" svg:height="0.392cm" svg:x="0.982cm" svg:y="22.19cm"><text:p/></draw:rect><draw:rect draw:name="Rectangle 121" draw:style-name="gr3" draw:text-style-name="P29" svg:width="19.037cm" svg:height="5.021cm" svg:x="0.982cm" svg:y="22.528cm"><text:p><text:span text:style-name="T22">Group 3</text:span></text:p><text:p><text:span text:style-name="T23">TOP KEK | Llandinum Bldg, Penglais, Aberystwyth, Dyfed SY23 3DB, </text:span></text:p><text:p><text:span text:style-name="T23">©Group 3, Aberystwyth University</text:span></text:p></draw:rect><draw:custom-shape draw:name="Text Box 122" draw:style-name="gr4" svg:width="19.037cm" svg:height="20.039cm" svg:x="0.982cm" svg:y="2.152cm"><text:p/><draw:enhanced-geometry svg:viewBox="0 0 21600 21600" draw:type="mso-spt202" draw:enhanced-path="M 0 0 L 21600 0 21600 21600 0 21600 0 0 Z N"/></draw:custom-shape></draw:g></text:p>
      <text:p text:style-name="P27"/>
      <text:p text:style-name="P28">This is the class that will be used to get a picture straight from the camera and not one that can already be found in the gall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Ubuntu" svg:font-family="Ubuntu"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atha" svg:font-family="Lath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cm" style:contextual-spacing="true"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071cm" style:contextual-spacing="false" fo:line-height="100%" fo:keep-together="always" fo:keep-with-next="always"/>
      <style:text-properties fo:color="#1f4e79" style:font-name="Calibri Light" fo:font-family="'Calibri Light'" style:font-family-generic="roman" style:font-pitch="variable" fo:font-size="18pt" style:font-size-asian="18pt" style:font-name-complex="DejaVu Sans" style:font-family-complex="'DejaVu Sans'"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line-height="100%" fo:keep-together="always" fo:keep-with-next="always"/>
      <style:text-properties fo:color="#2e74b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text-transform="uppercase" fo:color="#2e74b5"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text-transform="uppercase"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fo:font-weight="bold"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style:contextual-spacing="false" fo:keep-together="always" fo:keep-with-next="always"/>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caption" style:family="paragraph" style:parent-style-name="Standard" style:next-style-name="Standard" style:default-outline-level="">
      <style:paragraph-properties fo:line-height="100%"/>
      <style:text-properties fo:font-variant="small-caps" fo:color="#44546a"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hyphenation-ladder-count="no-limit" fo:text-indent="0cm" style:auto-text-indent="false"/>
      <style:text-properties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style>
    <style:style style:name="Title" style:family="paragraph" style:parent-style-name="Standard" style:next-style-name="Standard" style:default-outline-level="" style:class="chapter">
      <style:paragraph-properties fo:margin-top="0cm" fo:margin-bottom="0cm" style:contextual-spacing="true" fo:line-height="85%" fo:text-align="start" style:justify-single-word="false"/>
      <style:text-properties fo:text-transform="uppercase" fo:color="#44546a" style:font-name="Calibri Light" fo:font-family="'Calibri Light'" style:font-family-generic="roman" style:font-pitch="variable" fo:font-size="36pt" fo:letter-spacing="-0.026cm" style:font-size-asian="36pt" style:font-name-complex="DejaVu Sans" style:font-family-complex="'DejaVu Sans'" style:font-family-generic-complex="system" style:font-pitch-complex="variable" style:font-size-complex="36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Contents_20_Heading" style:display-name="Contents Heading" style:family="paragraph" style:parent-style-name="Heading_20_1" style:next-style-name="Standard" style:default-outline-level="" style:class="index">
      <style:paragraph-properties fo:margin-top="0.847cm" fo:margin-bottom="0.071cm" style:contextual-spacing="false" fo:line-height="115%"/>
      <style:text-properties fo:color="#365f91" style:font-name="Cambria" fo:font-family="Cambria" style:font-family-generic="roman" style:font-pitch="variable" fo:font-size="14pt" fo:language="en" fo:country="US" fo:font-weight="bold" style:font-size-asian="14pt" style:language-asian="ja" style:country-asian="JP" style:font-weight-asian="bold" style:font-name-complex="Latha" style:font-family-complex="Latha" style:font-family-generic-complex="system" style:font-pitch-complex="variable" style:font-size-complex="14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fo:line-height="115%" fo:hyphenation-ladder-count="no-limit"/>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15%" fo:hyphenation-ladder-count="no-limit" fo:text-indent="0cm" style:auto-text-indent="false"/>
      <style:text-properties style:font-name="Calibri" fo:font-family="Calibri" style:font-family-generic="roman" style:font-pitch="variable" fo:language="en" fo:country="US" style:language-asian="ja" style:country-asian="JP" style:font-name-complex="Latha" style:font-family-complex="Latha" style:font-family-generic-complex="system" style:font-pitch-complex="variable" fo:hyphenate="tru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Subtitle" style:family="paragraph" style:parent-style-name="Standard" style:next-style-name="Standard" style:default-outline-level="" style:class="chapter">
      <style:paragraph-properties fo:margin-top="0cm" fo:margin-bottom="0.423cm" style:contextual-spacing="false" fo:line-height="100%" fo:text-align="start" style:justify-single-word="false"/>
      <style:text-properties fo:color="#5b9bd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left="1.27cm" fo:margin-right="0cm" fo:margin-top="0.212cm" fo:margin-bottom="0.212cm" style:contextual-spacing="false" fo:text-indent="0cm" style:auto-text-indent="false"/>
      <style:text-properties fo:color="#44546a" fo:font-size="12pt" style:font-size-asian="12pt" style:font-size-complex="12pt"/>
    </style:style>
    <style:style style:name="Intense_20_Quote" style:display-name="Intense Quote" style:family="paragraph" style:parent-style-name="Standard" style:next-style-name="Standard" style:default-outline-level="">
      <style:paragraph-properties fo:margin-top="0cm" fo:margin-bottom="0.423cm" style:contextual-spacing="false" fo:text-align="center" style:justify-single-word="false"/>
      <style:text-properties fo:color="#44546a" style:font-name="Calibri Light" fo:font-family="'Calibri Light'" style:font-family-generic="roman" style:font-pitch="variable" fo:font-size="16pt" fo:letter-spacing="-0.011cm" style:font-size-asian="16pt" style:font-name-complex="DejaVu Sans" style:font-family-complex="'DejaVu Sans'" style:font-family-generic-complex="system" style:font-pitch-complex="variable" style:font-size-complex="1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1f4e79" style:font-name="Calibri Light" fo:font-family="'Calibri Light'" style:font-family-generic="roman" style:font-pitch="variable" fo:font-size="18pt" style:font-size-asian="18pt" style:font-name-complex="DejaVu Sans" style:font-family-complex="'DejaVu Sans'" style:font-family-generic-complex="system" style:font-pitch-complex="variable" style:font-size-complex="18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6pt" style:font-size-asian="16pt" style:font-name-complex="DejaVu Sans" style:font-family-complex="'DejaVu Sans'" style:font-family-generic-complex="system" style:font-pitch-complex="variable" style:font-size-complex="16pt"/>
    </style:style>
    <style:style style:name="Heading_20_3_20_Char" style:display-name="Heading 3 Char" style:family="text" style:parent-style-name="Default_20_Paragraph_20_Font">
      <style:text-properties fo:color="#2e74b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color="#00000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le_20_Char" style:display-name="Title Char" style:family="text" style:parent-style-name="Default_20_Paragraph_20_Font">
      <style:text-properties fo:text-transform="uppercase" fo:color="#44546a" style:font-name="Calibri Light" fo:font-family="'Calibri Light'" style:font-family-generic="roman" style:font-pitch="variable" fo:font-size="36pt" fo:letter-spacing="-0.026cm" style:font-size-asian="36pt" style:font-name-complex="DejaVu Sans" style:font-family-complex="'DejaVu Sans'" style:font-family-generic-complex="system" style:font-pitch-complex="variable" style:font-size-complex="3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2" style:display-name="ListLabel 2" style:family="text">
      <style:text-properties fo:font-weight="normal" style:font-weight-asian="normal" style:font-weight-complex="normal"/>
    </style:style>
    <style:style style:name="ListLabel_20_3" style:display-name="ListLabel 3" style:family="text">
      <style:text-properties fo:color="#00000a"/>
    </style:style>
    <style:style style:name="ListLabel_20_4" style:display-name="ListLabel 4" style:family="text">
      <style:text-properties fo:color="#00000a" fo:font-weight="bold" style:font-weight-asian="bold"/>
    </style:style>
    <style:style style:name="ListLabel_20_5" style:display-name="ListLabel 5" style:family="text">
      <style:text-properties style:text-underline-style="none"/>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style:font-size-asian="12pt" style:font-name-complex="DejaVu Sans" style:font-family-complex="'DejaVu Sans'"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2e74b5" style:font-name="Calibri Light" fo:font-family="'Calibri Light'" style:font-family-generic="roman" style:font-pitch="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text-transform="uppercase"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1f4e79" style:font-name="Calibri Light" fo:font-family="'Calibri Light'"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1f4e79" style:font-name="Calibri Light" fo:font-family="'Calibri Light'" style:font-family-generic="roman" style:font-pitch="variable" fo:font-style="italic" fo:font-weight="bold"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9_20_Char" style:display-name="Heading 9 Char" style:family="text" style:parent-style-name="Default_20_Paragraph_20_Font">
      <style:text-properties fo:color="#1f4e79" style:font-name="Calibri Light" fo:font-family="'Calibri Light'" style:font-family-generic="roman" style:font-pitch="variable" fo:font-style="italic" style:font-style-asian="italic" style:font-name-complex="DejaVu Sans" style:font-family-complex="'DejaVu Sans'" style:font-family-generic-complex="system" style:font-pitch-complex="variable" style:font-style-complex="italic"/>
    </style:style>
    <style:style style:name="Subtitle_20_Char" style:display-name="Subtitle Char" style:family="text" style:parent-style-name="Default_20_Paragraph_20_Font">
      <style:text-properties fo:color="#5b9bd5" style:font-name="Calibri Light" fo:font-family="'Calibri Light'" style:font-family-generic="roman" style:font-pitch="variable" fo:font-size="14pt" style:font-size-asian="14pt" style:font-name-complex="DejaVu Sans" style:font-family-complex="'DejaVu Sans'" style:font-family-generic-complex="system" style:font-pitch-complex="variable" style:font-size-complex="14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family="'Calibri Light'" style:font-family-generic="roman" style:font-pitch="variable" fo:font-size="16pt" fo:letter-spacing="-0.011cm" style:font-size-asian="16pt" style:font-name-complex="DejaVu Sans" style:font-family-complex="'DejaVu Sans'" style:font-family-generic-complex="system" style:font-pitch-complex="variable"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fo:padding="0cm" fo:border="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style style:name="ListLabel_20_6" style:display-name="ListLabel 6" style:family="text">
      <style:text-properties style:text-underline-style="none"/>
    </style:style>
    <style:style style:name="ListLabel_20_7" style:display-name="ListLabel 7" style:family="text">
      <style:text-properties fo:font-weight="normal" style:font-weight-asian="normal" style:font-weight-complex="normal"/>
    </style:style>
    <style:style style:name="ListLabel_20_8" style:display-name="ListLabel 8" style:family="text">
      <style:text-properties fo:color="#00000a" fo:font-weight="bold" style:font-weight-asian="bold"/>
    </style:style>
    <style:style style:name="ListLabel_20_9" style:display-name="ListLabel 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text:style-name="ListLabel_20_8"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6"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break-before="page"/>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15.921cm" style:type="right"/>
        </style:tab-stops>
      </style:paragraph-properties>
    </style:style>
    <style:style style:name="MT1" style:family="text">
      <style:text-properties officeooo:rsid="00054fca"/>
    </style:style>
    <style:style style:name="MT2" style:family="text">
      <style:text-properties officeooo:rsid="000168d6"/>
    </style:style>
    <style:style style:name="MT3" style:family="text">
      <style:text-properties style:font-name="Calibri Light"/>
    </style:style>
    <style:style style:name="MT4" style:family="text">
      <style:text-properties style:font-name="Calibri Light" style:font-name-asian="PMingLiU" style:language-asian="zh" style:country-asian="HK"/>
    </style:style>
    <style:style style:name="MT5" style:family="text">
      <style:text-properties style:font-name="Calibri Light" fo:font-weight="bold" style:font-weight-asian="bold" style:font-weight-complex="bold"/>
    </style:style>
    <style:style style:name="MT6" style:family="text">
      <style:text-properties style:font-name="Calibri Light" style:font-name-complex="Arial"/>
    </style:style>
    <style:style style:name="MT7" style:family="text">
      <style:text-properties style:font-name="Calibri Light" officeooo:rsid="000168d6" style:font-name-complex="Arial"/>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9" style:layout-grid-base-height="0.423cm" style:layout-grid-ruby-height="0.104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span text:style-name="MT1">12</text:span>/0<text:span text:style-name="MT1">9</text:span>/2014<text:tab/>Group Project – <text:span text:style-name="MT2">Interface Descriptions</text:span><text:tab/>v<text:span text:style-name="MT3">1.</text:span><text:span text:style-name="MT4">0</text:span></text:p>
      </style:header>
      <style:footer>
        <text:p text:style-name="MP2"><text:s/><text:tab/><text:tab/><text:span text:style-name="MT5"><text:page-number text:select-page="current">2</text:page-number></text:span></text:p>
        <text:p text:style-name="Footer"><text:span text:style-name="MT6">Group Project – </text:span><text:span text:style-name="MT7">Design Document</text:span></text:p>
      </style:footer>
    </style:master-page>
    <style:master-page style:name="First_20_Page" style:display-name="First Page" style:page-layout-name="Mpm2" style:next-style-name="Standard">
      <style:header>
        <text:p text:style-name="Footer">30/10/2014<text:tab/><text:span text:style-name="MT6">Group Project – Template</text:span><text:tab/>v<text:span text:style-name="MT3">1.</text:span><text:span text:style-name="MT4">0</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dc:title>
    <dc:subject>CS22120 Group Project</dc:subject>
    <meta:editing-cycles>24</meta:editing-cycles>
    <meta:print-date>2014-10-30T20:54:00</meta:print-date>
    <meta:creation-date>2014-11-12T14:11:43.742991249</meta:creation-date>
    <dc:date>2014-11-13T00:29:02.828602779</dc:date>
    <meta:editing-duration>PT3H20M19S</meta:editing-duration>
    <meta:generator>LibreOffice/4.2.6.3$Linux_X86_64 LibreOffice_project/420m0$Build-3</meta:generator>
    <meta:document-statistic meta:table-count="0" meta:image-count="0" meta:object-count="0" meta:page-count="4" meta:paragraph-count="142" meta:word-count="771" meta:character-count="4894" meta:non-whitespace-character-count="4085"/>
    <meta:user-defined meta:name="AppVersion">12.0000</meta:user-defined>
    <meta:user-defined meta:name="Company">TOP KE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 template" xlink:href=""/>
  </office:meta>
</office:document-meta>
</file>